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ar font-mono" svg:font-family="'var font-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7979in"/>
    </style:style>
    <style:style style:name="Table1.B" style:family="table-column">
      <style:table-column-properties style:column-width="0.8938in"/>
    </style:style>
    <style:style style:name="Table1.C" style:family="table-column">
      <style:table-column-properties style:column-width="3.0056in"/>
    </style:style>
    <style:style style:name="Table1.D" style:family="table-column">
      <style:table-column-properties style:column-width="2.227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">
      <style:paragraph-properties fo:margin-top="0in" fo:margin-bottom="0in"/>
    </style:style>
    <style:style style:name="P13" style:family="paragraph" style:parent-style-name="Text_20_body" style:list-style-name="L2">
      <style:paragraph-properties fo:margin-top="0in" fo:margin-bottom="0in"/>
    </style:style>
    <style:style style:name="P14" style:family="paragraph" style:parent-style-name="Text_20_body" style:list-style-name="L3">
      <style:paragraph-properties fo:margin-top="0in" fo:margin-bottom="0in"/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  <style:paragraph-properties fo:margin-top="0in" fo:margin-bottom="0in"/>
    </style:style>
    <style:style style:name="P19" style:family="paragraph" style:parent-style-name="Text_20_body" style:list-style-name="L8">
      <style:paragraph-properties fo:margin-top="0in" fo:margin-bottom="0in"/>
    </style:style>
    <style:style style:name="P20" style:family="paragraph" style:parent-style-name="Text_20_body" style:list-style-name="L9">
      <style:paragraph-properties fo:margin-top="0in" fo:margin-bottom="0in"/>
    </style:style>
    <style:style style:name="P21" style:family="paragraph" style:parent-style-name="Text_20_body" style:list-style-name="L10">
      <style:paragraph-properties fo:margin-top="0in" fo:margin-bottom="0in"/>
    </style:style>
    <style:style style:name="P22" style:family="paragraph" style:parent-style-name="Preformatted_20_Text">
      <style:paragraph-properties fo:margin-top="0in" fo:margin-bottom="0.1965in" fo:background-color="transparent">
        <style:background-image/>
      </style:paragraph-properties>
    </style:style>
    <style:style style:name="P23" style:family="paragraph" style:parent-style-name="Preformatted_20_Text">
      <style:paragraph-properties fo:background-color="transparent">
        <style:background-image/>
      </style:paragraph-properties>
    </style:style>
    <style:style style:name="P24" style:family="paragraph" style:parent-style-name="Heading_20_1">
      <style:text-properties fo:font-size="8pt" style:font-size-asian="8pt" style:font-size-complex="8pt"/>
    </style:style>
    <style:style style:name="T1" style:family="text">
      <style:text-properties fo:color="#14181f" style:font-name="var font-mono" fo:background-color="transparent"/>
    </style:style>
    <style:style style:name="T2" style:family="text">
      <style:text-properties fo:color="#14181f" fo:background-color="transparent"/>
    </style:style>
    <style:style style:name="T3" style:family="text">
      <style:text-properties fo:color="#2b303b" style:font-name="var font-mono" fo:background-color="transparent"/>
    </style:style>
    <style:style style:name="T4" style:family="text">
      <style:text-properties fo:color="#008000" style:font-name="var font-mono" fo:background-color="transparent"/>
    </style:style>
    <style:style style:name="T5" style:family="text">
      <style:text-properties fo:color="#8100c2" style:font-name="var font-mono" fo:background-color="transparent"/>
    </style:style>
    <style:style style:name="T6" style:family="text">
      <style:text-properties fo:color="#0051c2" style:font-name="var font-mono" fo:background-color="transparent"/>
    </style:style>
    <style:style style:name="T7" style:family="text">
      <style:text-properties fo:color="#6e7687" style:font-name="var font-mono" fo:background-color="transparent"/>
    </style:style>
    <style:style style:name="T8" style:family="text">
      <style:text-properties fo:color="#008080" style:font-name="var font-mono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AiMN V3.1 Auto Tuner — CRITICAL BUG REPORT</text:h>
      <text:h text:style-name="Heading_20_2" text:outline-level="2">Alpaca Symbol Tuning Failure — April 13, 2026</text:h>
      <text:p text:style-name="Horizontal_20_Line"/>
      <text:h text:style-name="Heading_20_2" text:outline-level="2">URGENT ISSUE</text:h>
      <text:p text:style-name="Text_20_body"><text:span text:style-name="Strong_20_Emphasis">Auto tuner works perfectly for Gemini crypto but fails with HTTP 500 for Alpaca symbols (stocks/ETFs)</text:span></text:p>
      <text:h text:style-name="Heading_20_3" text:outline-level="3">What Works ✅</text:h>
      <text:list xml:id="list9052970265619741199" text:style-name="L1">
        <text:list-item>
          <text:p text:style-name="P12"><text:span text:style-name="Strong_20_Emphasis">BTC/USD, ETH/USD, SOL/USD, LINK/USD</text:span> (Gemini crypto) — auto tuner runs perfectly </text:p>
        </text:list-item>
        <text:list-item>
          <text:p text:style-name="P12"><text:span text:style-name="Strong_20_Emphasis">Init_profit grid search</text:span> [0.5, 1.0, 1.5, 2.0] — working and optimizing correctly </text:p>
        </text:list-item>
        <text:list-item>
          <text:p text:style-name="P2"><text:span text:style-name="Strong_20_Emphasis">Results:</text:span> BTC/USD LONG 1hr = 6.37% Total P&amp;L, 82.98% Win Rate, chose init_profit=1.0% </text:p>
        </text:list-item>
      </text:list>
      <text:h text:style-name="Heading_20_3" text:outline-level="3">What Fails ❌</text:h>
      <text:list xml:id="list5103170106076185717" text:style-name="L2">
        <text:list-item>
          <text:p text:style-name="P13"><text:span text:style-name="Strong_20_Emphasis">SLV, USO, GLD, GDX, UNG</text:span> (Alpaca-ETF symbols) — HTTP 500 error </text:p>
        </text:list-item>
        <text:list-item>
          <text:p text:style-name="P3"><text:span text:style-name="Strong_20_Emphasis">SPY, QQQ, AAPL, NVDA, TSLA, MSFT</text:span> (Alpaca stock symbols) — likely same issue </text:p>
        </text:list-item>
      </text:list>
      <text:h text:style-name="Heading_20_3" text:outline-level="3">Why This Is Critical ?</text:h>
      <text:p text:style-name="Text_20_body"><text:span text:style-name="Strong_20_Emphasis">Best performing strategies are on Alpaca symbols that can't be tuned:</text:span></text:p>
      <text:list xml:id="list7338039825740541118" text:style-name="L3">
        <text:list-item>
          <text:p text:style-name="P14">USO SHORT 5m: 23.00% P&amp;L </text:p>
        </text:list-item>
        <text:list-item>
          <text:p text:style-name="P14">USO LONG 1hr: 21.98% P&amp;L </text:p>
        </text:list-item>
        <text:list-item>
          <text:p text:style-name="P14">SLV SHORT 5m: 20.75% P&amp;L </text:p>
        </text:list-item>
        <text:list-item>
          <text:p text:style-name="P4">GDX SHORT 5m: 16.67% P&amp;L </text:p>
        </text:list-item>
      </text:list>
      <text:p text:style-name="Text_20_body">Without auto tuner working for Alpaca symbols, <text:span text:style-name="Strong_20_Emphasis">we can't optimize the highest-performing strategies.</text:span></text:p>
      <text:p text:style-name="Horizontal_20_Line"/>
      <text:h text:style-name="Heading_20_2" text:outline-level="2">ROOT CAUSE ANALYSIS</text:h>
      <text:h text:style-name="Heading_20_3" text:outline-level="3">Broker Architectur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Broker ID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Symbols</text:p>
            </table:table-cell>
            <table:table-cell table:style-name="Table1.A1" office:value-type="string">
              <text:p text:style-name="Table_20_Heading">API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Gemini</text:p>
          </table:table-cell>
          <table:table-cell table:style-name="Table1.A1" office:value-type="string">
            <text:p text:style-name="Table_20_Contents">BTC/USD, ETH/USD, SOL/USD, LINK/USD</text:p>
          </table:table-cell>
          <table:table-cell table:style-name="Table1.A1" office:value-type="string">
            <text:p text:style-name="Table_20_Contents">Crypto API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Alpaca</text:p>
          </table:table-cell>
          <table:table-cell table:style-name="Table1.A1" office:value-type="string">
            <text:p text:style-name="Table_20_Contents">SPY, QQQ, AAPL, NVDA, TSLA, MSFT</text:p>
          </table:table-cell>
          <table:table-cell table:style-name="Table1.A1" office:value-type="string">
            <text:p text:style-name="Table_20_Contents">Stock API (paper)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Alpaca-ETF</text:p>
          </table:table-cell>
          <table:table-cell table:style-name="Table1.A1" office:value-type="string">
            <text:p text:style-name="Table_20_Contents">GLD, SLV, USO, UNG, GDX</text:p>
          </table:table-cell>
          <table:table-cell table:style-name="Table1.A1" office:value-type="string">
            <text:p text:style-name="Table_20_Contents">Same API as #2, different locking</text:p>
          </table:table-cell>
        </table:table-row>
      </table:table>
      <text:h text:style-name="Heading_20_3" text:outline-level="3"><text:soft-page-break/>Suspected Issues</text:h>
      <text:list xml:id="list1085827708151198710" text:style-name="L4">
        <text:list-item>
          <text:p text:style-name="P15"><text:span text:style-name="Strong_20_Emphasis">Broker name mismatch</text:span> — auto tuner defaults to <text:span text:style-name="Source_20_Text">broker="Gemini"</text:span> for all symbols </text:p>
        </text:list-item>
        <text:list-item>
          <text:p text:style-name="P15"><text:span text:style-name="Strong_20_Emphasis">Candle fetcher routing</text:span> — SLV needs Alpaca historical data, not Gemini websocket </text:p>
        </text:list-item>
        <text:list-item>
          <text:p text:style-name="P5"><text:span text:style-name="Strong_20_Emphasis">API differences</text:span> — Alpaca vs Gemini data structure/format mismatches </text:p>
        </text:list-item>
      </text:list>
      <text:h text:style-name="Heading_20_3" text:outline-level="3">Evidence</text:h>
      <text:list xml:id="list8851927073415597450" text:style-name="L5">
        <text:list-item>
          <text:p text:style-name="P16">Auto tuner route in app.py: <text:span text:style-name="Source_20_Text">tune_strategy(strategy_id, symbol, direction, cfg=cfg)</text:span> </text:p>
        </text:list-item>
        <text:list-item>
          <text:p text:style-name="P16">Default broker: <text:span text:style-name="Source_20_Text">def tune_strategy(..., broker_name="Gemini"):</text:span> </text:p>
        </text:list-item>
        <text:list-item>
          <text:p text:style-name="P6"><text:span text:style-name="Strong_20_Emphasis">BUG:</text:span> SLV calls Gemini API instead of Alpaca API </text:p>
        </text:list-item>
      </text:list>
      <text:p text:style-name="Horizontal_20_Line"/>
      <text:h text:style-name="Heading_20_2" text:outline-level="2">TECHNICAL DETAILS</text:h>
      <text:h text:style-name="Heading_20_3" text:outline-level="3">Auto Tuner Route (app.py)</text:h>
      <text:p text:style-name="Text_20_body">python</text:p>
      <text:p text:style-name="P23"><text:span text:style-name="Source_20_Text"><text:span text:style-name="T3">@app.route(</text:span></text:span><text:span text:style-name="Source_20_Text"><text:span text:style-name="T4">"/run_auto_tuner"</text:span></text:span><text:span text:style-name="Source_20_Text"><text:span text:style-name="T3">,</text:span></text:span><text:span text:style-name="Source_20_Text"><text:span text:style-name="T1"> methods=</text:span></text:span><text:span text:style-name="Source_20_Text"><text:span text:style-name="T3">[</text:span></text:span><text:span text:style-name="Source_20_Text"><text:span text:style-name="T4">"POST"</text:span></text:span><text:span text:style-name="Source_20_Text"><text:span text:style-name="T3">])</text:span></text:span></text:p>
      <text:p text:style-name="P23"><text:span text:style-name="Source_20_Text"><text:span text:style-name="T5">def</text:span></text:span><text:span text:style-name="Source_20_Text"><text:span text:style-name="T1"> </text:span></text:span><text:span text:style-name="Source_20_Text"><text:span text:style-name="T6">run_auto_tuner_route</text:span></text:span><text:span text:style-name="Source_20_Text"><text:span text:style-name="T3">():</text:span></text:span></text:p>
      <text:p text:style-name="P23"><text:span text:style-name="Source_20_Text"><text:span text:style-name="T2"><text:s text:c="4"/></text:span></text:span><text:span text:style-name="Source_20_Text"><text:span text:style-name="T7"># Gets symbol from broker_products table</text:span></text:span></text:p>
      <text:p text:style-name="P23"><text:span text:style-name="Source_20_Text"><text:span text:style-name="T2"><text:s text:c="4"/></text:span></text:span><text:span text:style-name="Source_20_Text"><text:span text:style-name="T1">cursor</text:span></text:span><text:span text:style-name="Source_20_Text"><text:span text:style-name="T3">.</text:span></text:span><text:span text:style-name="Source_20_Text"><text:span text:style-name="T1">execute</text:span></text:span><text:span text:style-name="Source_20_Text"><text:span text:style-name="T3">(</text:span></text:span><text:span text:style-name="Source_20_Text"><text:span text:style-name="T4">"SELECT local_ticker FROM broker_products WHERE id = %s"</text:span></text:span><text:span text:style-name="Source_20_Text"><text:span text:style-name="T3">,</text:span></text:span><text:span text:style-name="Source_20_Text"><text:span text:style-name="T1"> </text:span></text:span><text:span text:style-name="Source_20_Text"><text:span text:style-name="T3">(</text:span></text:span><text:span text:style-name="Source_20_Text"><text:span text:style-name="T1">symbol_id</text:span></text:span><text:span text:style-name="Source_20_Text"><text:span text:style-name="T3">,))</text:span></text:span></text:p>
      <text:p text:style-name="P23"><text:span text:style-name="Source_20_Text"><text:span text:style-name="T2"><text:s text:c="4"/></text:span></text:span><text:span text:style-name="Source_20_Text"><text:span text:style-name="T1">symbol = row</text:span></text:span><text:span text:style-name="Source_20_Text"><text:span text:style-name="T3">[</text:span></text:span><text:span text:style-name="Source_20_Text"><text:span text:style-name="T4">"local_ticker"</text:span></text:span><text:span text:style-name="Source_20_Text"><text:span text:style-name="T3">]</text:span></text:span><text:span text:style-name="Source_20_Text"><text:span text:style-name="T1"> <text:s/></text:span></text:span><text:span text:style-name="Source_20_Text"><text:span text:style-name="T7"># e.g. "SLV"</text:span></text:span></text:p>
      <text:p text:style-name="P23"><text:span text:style-name="Source_20_Text"><text:span text:style-name="T2"><text:s text:c="4"/></text:span></text:span></text:p>
      <text:p text:style-name="P23"><text:span text:style-name="Source_20_Text"><text:span text:style-name="T2"><text:s text:c="4"/></text:span></text:span><text:span text:style-name="Source_20_Text"><text:span text:style-name="T7"># Calls tune_strategy with default broker="Gemini" </text:span></text:span></text:p>
      <text:p text:style-name="P22"><text:span text:style-name="Source_20_Text"><text:span text:style-name="T2"><text:s text:c="4"/></text:span></text:span><text:span text:style-name="Source_20_Text"><text:span text:style-name="T1">result = tune_strategy</text:span></text:span><text:span text:style-name="Source_20_Text"><text:span text:style-name="T3">(</text:span></text:span><text:span text:style-name="Source_20_Text"><text:span text:style-name="T1">strategy_id</text:span></text:span><text:span text:style-name="Source_20_Text"><text:span text:style-name="T3">,</text:span></text:span><text:span text:style-name="Source_20_Text"><text:span text:style-name="T1"> symbol</text:span></text:span><text:span text:style-name="Source_20_Text"><text:span text:style-name="T3">,</text:span></text:span><text:span text:style-name="Source_20_Text"><text:span text:style-name="T1"> direction</text:span></text:span><text:span text:style-name="Source_20_Text"><text:span text:style-name="T3">,</text:span></text:span><text:span text:style-name="Source_20_Text"><text:span text:style-name="T1"> candle_time=cfg</text:span></text:span><text:span text:style-name="Source_20_Text"><text:span text:style-name="T3">.</text:span></text:span><text:span text:style-name="Source_20_Text"><text:span text:style-name="T1">get</text:span></text:span><text:span text:style-name="Source_20_Text"><text:span text:style-name="T3">(</text:span></text:span><text:span text:style-name="Source_20_Text"><text:span text:style-name="T4">'timeframe'</text:span></text:span><text:span text:style-name="Source_20_Text"><text:span text:style-name="T3">),</text:span></text:span><text:span text:style-name="Source_20_Text"><text:span text:style-name="T1"> cfg=cfg</text:span></text:span><text:span text:style-name="Source_20_Text"><text:span text:style-name="T3">)</text:span></text:span></text:p>
      <text:h text:style-name="Heading_20_3" text:outline-level="3">Auto Tuner Function</text:h>
      <text:p text:style-name="Text_20_body">python</text:p>
      <text:p text:style-name="P23"><text:span text:style-name="Source_20_Text"><text:span text:style-name="T5">def</text:span></text:span><text:span text:style-name="Source_20_Text"><text:span text:style-name="T1"> </text:span></text:span><text:span text:style-name="Source_20_Text"><text:span text:style-name="T6">tune_strategy</text:span></text:span><text:span text:style-name="Source_20_Text"><text:span text:style-name="T3">(</text:span></text:span><text:span text:style-name="Source_20_Text"><text:span text:style-name="T1">strategy_id</text:span></text:span><text:span text:style-name="Source_20_Text"><text:span text:style-name="T3">,</text:span></text:span><text:span text:style-name="Source_20_Text"><text:span text:style-name="T1"> symbol</text:span></text:span><text:span text:style-name="Source_20_Text"><text:span text:style-name="T3">,</text:span></text:span><text:span text:style-name="Source_20_Text"><text:span text:style-name="T1"> direction</text:span></text:span><text:span text:style-name="Source_20_Text"><text:span text:style-name="T3">,</text:span></text:span><text:span text:style-name="Source_20_Text"><text:span text:style-name="T1"> candle_time=</text:span></text:span><text:span text:style-name="Source_20_Text"><text:span text:style-name="T8">None</text:span></text:span><text:span text:style-name="Source_20_Text"><text:span text:style-name="T3">,</text:span></text:span><text:span text:style-name="Source_20_Text"><text:span text:style-name="T1"> cfg=</text:span></text:span><text:span text:style-name="Source_20_Text"><text:span text:style-name="T8">None</text:span></text:span><text:span text:style-name="Source_20_Text"><text:span text:style-name="T3">,</text:span></text:span><text:span text:style-name="Source_20_Text"><text:span text:style-name="T1"> broker_name=</text:span></text:span><text:span text:style-name="Source_20_Text"><text:span text:style-name="T4">"Gemini"</text:span></text:span><text:span text:style-name="Source_20_Text"><text:span text:style-name="T3">):</text:span></text:span></text:p>
      <text:p text:style-name="P23"><text:span text:style-name="Source_20_Text"><text:span text:style-name="T2"><text:s text:c="4"/></text:span></text:span><text:span text:style-name="Source_20_Text"><text:span text:style-name="T7"># Problem: Always defaults to Gemini, even for SLV!</text:span></text:span></text:p>
      <text:p text:style-name="P22"><text:span text:style-name="Source_20_Text"><text:span text:style-name="T2"><text:s text:c="4"/></text:span></text:span><text:span text:style-name="Source_20_Text"><text:span text:style-name="T1">candles = fetch_candles</text:span></text:span><text:span text:style-name="Source_20_Text"><text:span text:style-name="T3">(</text:span></text:span><text:span text:style-name="Source_20_Text"><text:span text:style-name="T1">symbol</text:span></text:span><text:span text:style-name="Source_20_Text"><text:span text:style-name="T3">,</text:span></text:span><text:span text:style-name="Source_20_Text"><text:span text:style-name="T1"> timeframe</text:span></text:span><text:span text:style-name="Source_20_Text"><text:span text:style-name="T3">,</text:span></text:span><text:span text:style-name="Source_20_Text"><text:span text:style-name="T1"> bars</text:span></text:span><text:span text:style-name="Source_20_Text"><text:span text:style-name="T3">,</text:span></text:span><text:span text:style-name="Source_20_Text"><text:span text:style-name="T1"> broker=broker_name</text:span></text:span><text:span text:style-name="Source_20_Text"><text:span text:style-name="T3">)</text:span></text:span></text:p>
      <text:p text:style-name="Horizontal_20_Line"/>
      <text:h text:style-name="Heading_20_2" text:outline-level="2">THE FIX NEEDED</text:h>
      <text:h text:style-name="Heading_20_3" text:outline-level="3">Step 1: Broker Lookup</text:h>
      <text:p text:style-name="Text_20_body">Auto tuner route needs to <text:span text:style-name="Strong_20_Emphasis">determine correct broker</text:span> before calling tune_strategy:</text:p>
      <text:p text:style-name="Text_20_body">python</text:p>
      <text:p text:style-name="P23"><text:span text:style-name="Source_20_Text"><text:span text:style-name="T7"># Look up broker for this symbol</text:span></text:span></text:p>
      <text:p text:style-name="P23"><text:soft-page-break/><text:span text:style-name="Source_20_Text"><text:span text:style-name="T1">cursor</text:span></text:span><text:span text:style-name="Source_20_Text"><text:span text:style-name="T3">.</text:span></text:span><text:span text:style-name="Source_20_Text"><text:span text:style-name="T1">execute</text:span></text:span><text:span text:style-name="Source_20_Text"><text:span text:style-name="T3">(</text:span></text:span><text:span text:style-name="Source_20_Text"><text:span text:style-name="T4">"""</text:span></text:span></text:p>
      <text:p text:style-name="P23"><text:span text:style-name="Source_20_Text"><text:span text:style-name="T2"><text:s text:c="4"/></text:span></text:span><text:span text:style-name="Source_20_Text"><text:span text:style-name="T1">SELECT b.name as broker_name </text:span></text:span></text:p>
      <text:p text:style-name="P23"><text:span text:style-name="Source_20_Text"><text:span text:style-name="T2"><text:s text:c="4"/></text:span></text:span><text:span text:style-name="Source_20_Text"><text:span text:style-name="T1">FROM broker_products bp </text:span></text:span></text:p>
      <text:p text:style-name="P23"><text:span text:style-name="Source_20_Text"><text:span text:style-name="T2"><text:s text:c="4"/></text:span></text:span><text:span text:style-name="Source_20_Text"><text:span text:style-name="T1">JOIN brokers b ON bp.broker_id = b.id </text:span></text:span></text:p>
      <text:p text:style-name="P23"><text:span text:style-name="Source_20_Text"><text:span text:style-name="T2"><text:s text:c="4"/></text:span></text:span><text:span text:style-name="Source_20_Text"><text:span text:style-name="T1">WHERE bp.id = %s</text:span></text:span></text:p>
      <text:p text:style-name="P23"><text:span text:style-name="Source_20_Text"><text:span text:style-name="T4">"""</text:span></text:span><text:span text:style-name="Source_20_Text"><text:span text:style-name="T3">,</text:span></text:span><text:span text:style-name="Source_20_Text"><text:span text:style-name="T1"> </text:span></text:span><text:span text:style-name="Source_20_Text"><text:span text:style-name="T3">(</text:span></text:span><text:span text:style-name="Source_20_Text"><text:span text:style-name="T1">symbol_id</text:span></text:span><text:span text:style-name="Source_20_Text"><text:span text:style-name="T3">,))</text:span></text:span></text:p>
      <text:p text:style-name="P23"><text:span text:style-name="Source_20_Text"><text:span text:style-name="T1">broker_name = broker_row</text:span></text:span><text:span text:style-name="Source_20_Text"><text:span text:style-name="T3">[</text:span></text:span><text:span text:style-name="Source_20_Text"><text:span text:style-name="T4">"broker_name"</text:span></text:span><text:span text:style-name="Source_20_Text"><text:span text:style-name="T3">]</text:span></text:span><text:span text:style-name="Source_20_Text"><text:span text:style-name="T1"> <text:s/></text:span></text:span><text:span text:style-name="Source_20_Text"><text:span text:style-name="T7"># "Gemini" or "Alpaca" or "Alpaca-ETF"</text:span></text:span></text:p>
      <text:p text:style-name="P23"/>
      <text:p text:style-name="P23"><text:span text:style-name="Source_20_Text"><text:span text:style-name="T7"># Pass correct broker to tune_strategy</text:span></text:span></text:p>
      <text:p text:style-name="P23"><text:span text:style-name="Source_20_Text"><text:span text:style-name="T1">result = tune_strategy</text:span></text:span><text:span text:style-name="Source_20_Text"><text:span text:style-name="T3">(</text:span></text:span><text:span text:style-name="Source_20_Text"><text:span text:style-name="T1">strategy_id</text:span></text:span><text:span text:style-name="Source_20_Text"><text:span text:style-name="T3">,</text:span></text:span><text:span text:style-name="Source_20_Text"><text:span text:style-name="T1"> symbol</text:span></text:span><text:span text:style-name="Source_20_Text"><text:span text:style-name="T3">,</text:span></text:span><text:span text:style-name="Source_20_Text"><text:span text:style-name="T1"> direction</text:span></text:span><text:span text:style-name="Source_20_Text"><text:span text:style-name="T3">,</text:span></text:span><text:span text:style-name="Source_20_Text"><text:span text:style-name="T1"> </text:span></text:span></text:p>
      <text:p text:style-name="P23"><text:span text:style-name="Source_20_Text"><text:span text:style-name="T2"><text:s text:c="22"/></text:span></text:span><text:span text:style-name="Source_20_Text"><text:span text:style-name="T1">candle_time=cfg</text:span></text:span><text:span text:style-name="Source_20_Text"><text:span text:style-name="T3">.</text:span></text:span><text:span text:style-name="Source_20_Text"><text:span text:style-name="T1">get</text:span></text:span><text:span text:style-name="Source_20_Text"><text:span text:style-name="T3">(</text:span></text:span><text:span text:style-name="Source_20_Text"><text:span text:style-name="T4">'timeframe'</text:span></text:span><text:span text:style-name="Source_20_Text"><text:span text:style-name="T3">),</text:span></text:span><text:span text:style-name="Source_20_Text"><text:span text:style-name="T1"> </text:span></text:span></text:p>
      <text:p text:style-name="P23"><text:span text:style-name="Source_20_Text"><text:span text:style-name="T2"><text:s text:c="22"/></text:span></text:span><text:span text:style-name="Source_20_Text"><text:span text:style-name="T1">cfg=cfg</text:span></text:span><text:span text:style-name="Source_20_Text"><text:span text:style-name="T3">,</text:span></text:span><text:span text:style-name="Source_20_Text"><text:span text:style-name="T1"> </text:span></text:span></text:p>
      <text:p text:style-name="P22"><text:span text:style-name="Source_20_Text"><text:span text:style-name="T2"><text:s text:c="22"/></text:span></text:span><text:span text:style-name="Source_20_Text"><text:span text:style-name="T1">broker_name=broker_name</text:span></text:span><text:span text:style-name="Source_20_Text"><text:span text:style-name="T3">)</text:span></text:span></text:p>
      <text:h text:style-name="Heading_20_3" text:outline-level="3">Step 2: Candle Fetcher Fix</text:h>
      <text:p text:style-name="Text_20_body"><text:span text:style-name="Source_20_Text">fetch_candles()</text:span> function needs to handle Alpaca historical data correctly for backtesting.</text:p>
      <text:p text:style-name="Horizontal_20_Line"/>
      <text:h text:style-name="Heading_20_2" text:outline-level="2">CURRENT SYSTEM STATUS</text:h>
      <text:h text:style-name="Heading_20_3" text:outline-level="3">Engine Status ✅</text:h>
      <text:list xml:id="list3558654123090749596" text:style-name="L6">
        <text:list-item>
          <text:p text:style-name="P17">Engine running via Always-On Task </text:p>
        </text:list-item>
        <text:list-item>
          <text:p text:style-name="P17">Monitoring 62 active strategies </text:p>
        </text:list-item>
        <text:list-item>
          <text:p text:style-name="P17">Real trading working for all brokers </text:p>
        </text:list-item>
        <text:list-item>
          <text:p text:style-name="P7">LINK/USD LONG active: P&amp;L -0.45%, Gate 1.50% </text:p>
        </text:list-item>
      </text:list>
      <text:h text:style-name="Heading_20_3" text:outline-level="3">Auto Tuner Status ⚠️</text:h>
      <text:list xml:id="list5686317340719401262" text:style-name="L7">
        <text:list-item>
          <text:p text:style-name="P18"><text:span text:style-name="Strong_20_Emphasis">Gemini symbols:</text:span> Working perfectly with init_profit optimization </text:p>
        </text:list-item>
        <text:list-item>
          <text:p text:style-name="P18"><text:span text:style-name="Strong_20_Emphasis">Alpaca symbols:</text:span> Complete failure, HTTP 500 errors </text:p>
        </text:list-item>
        <text:list-item>
          <text:p text:style-name="P8"><text:span text:style-name="Strong_20_Emphasis">Grid search:</text:span> Enhanced with init_profit [0.5, 1.0, 1.5, 2.0] ✅ </text:p>
        </text:list-item>
      </text:list>
      <text:h text:style-name="Heading_20_3" text:outline-level="3">Recent Achievement ✅</text:h>
      <text:p text:style-name="Text_20_body">Added init_profit to grid search successfully:</text:p>
      <text:list xml:id="list499417746301754756" text:style-name="L8">
        <text:list-item>
          <text:p text:style-name="P19">Was testing fixed 1.0%, now tests [0.5, 1.0, 1.5, 2.0] </text:p>
        </text:list-item>
        <text:list-item>
          <text:p text:style-name="P19">BTC test proved optimization working (chose 1.0% as optimal) </text:p>
        </text:list-item>
        <text:list-item>
          <text:p text:style-name="P9">Combinations per strategy: 540 → 2160 (4x more thorough) </text:p>
        </text:list-item>
      </text:list>
      <text:p text:style-name="Horizontal_20_Line"/>
      <text:h text:style-name="Heading_20_2" text:outline-level="2">FILES TO CHECK</text:h>
      <text:list xml:id="list2067308794364101663" text:style-name="L9">
        <text:list-item>
          <text:p text:style-name="P20"><text:span text:style-name="Source_20_Text">/home/MeirNiv/aimn-trade-final/app.py</text:span> — line ~360, <text:span text:style-name="Source_20_Text">/run_auto_tuner</text:span> route </text:p>
        </text:list-item>
        <text:list-item>
          <text:p text:style-name="P20"><text:span text:style-name="Source_20_Text">/home/MeirNiv/aimn-trade-final/engine/tuning/auto_tuner.py</text:span> — <text:soft-page-break/><text:span text:style-name="Source_20_Text">tune_strategy()</text:span> function </text:p>
        </text:list-item>
        <text:list-item>
          <text:p text:style-name="P10">Error logs: <text:span text:style-name="Source_20_Text">/var/log/meirniv.pythonanywhere.com.error.log</text:span> </text:p>
        </text:list-item>
      </text:list>
      <text:h text:style-name="Heading_20_2" text:outline-level="2">DATABASES</text:h>
      <text:p text:style-name="Text_20_body">sql</text:p>
      <text:p text:style-name="P23"><text:span text:style-name="Source_20_Text"><text:span text:style-name="T7">-- Check broker assignments</text:span></text:span></text:p>
      <text:p text:style-name="P23"><text:span text:style-name="Source_20_Text"><text:span text:style-name="T5">SELECT</text:span></text:span><text:span text:style-name="Source_20_Text"><text:span text:style-name="T1"> bp</text:span></text:span><text:span text:style-name="Source_20_Text"><text:span text:style-name="T3">.</text:span></text:span><text:span text:style-name="Source_20_Text"><text:span text:style-name="T1">id</text:span></text:span><text:span text:style-name="Source_20_Text"><text:span text:style-name="T3">,</text:span></text:span><text:span text:style-name="Source_20_Text"><text:span text:style-name="T1"> bp</text:span></text:span><text:span text:style-name="Source_20_Text"><text:span text:style-name="T3">.</text:span></text:span><text:span text:style-name="Source_20_Text"><text:span text:style-name="T1">local_ticker</text:span></text:span><text:span text:style-name="Source_20_Text"><text:span text:style-name="T3">,</text:span></text:span><text:span text:style-name="Source_20_Text"><text:span text:style-name="T1"> b</text:span></text:span><text:span text:style-name="Source_20_Text"><text:span text:style-name="T3">.</text:span></text:span><text:span text:style-name="Source_20_Text"><text:span text:style-name="T1">name </text:span></text:span><text:span text:style-name="Source_20_Text"><text:span text:style-name="T5">as</text:span></text:span><text:span text:style-name="Source_20_Text"><text:span text:style-name="T1"> broker_name </text:span></text:span></text:p>
      <text:p text:style-name="P23"><text:span text:style-name="Source_20_Text"><text:span text:style-name="T5">FROM</text:span></text:span><text:span text:style-name="Source_20_Text"><text:span text:style-name="T1"> broker_products bp </text:span></text:span></text:p>
      <text:p text:style-name="P23"><text:span text:style-name="Source_20_Text"><text:span text:style-name="T5">JOIN</text:span></text:span><text:span text:style-name="Source_20_Text"><text:span text:style-name="T1"> brokers b </text:span></text:span><text:span text:style-name="Source_20_Text"><text:span text:style-name="T5">ON</text:span></text:span><text:span text:style-name="Source_20_Text"><text:span text:style-name="T1"> bp</text:span></text:span><text:span text:style-name="Source_20_Text"><text:span text:style-name="T3">.</text:span></text:span><text:span text:style-name="Source_20_Text"><text:span text:style-name="T1">broker_id = b</text:span></text:span><text:span text:style-name="Source_20_Text"><text:span text:style-name="T3">.</text:span></text:span><text:span text:style-name="Source_20_Text"><text:span text:style-name="T1">id </text:span></text:span></text:p>
      <text:p text:style-name="P22"><text:span text:style-name="Source_20_Text"><text:span text:style-name="T5">WHERE</text:span></text:span><text:span text:style-name="Source_20_Text"><text:span text:style-name="T1"> bp</text:span></text:span><text:span text:style-name="Source_20_Text"><text:span text:style-name="T3">.</text:span></text:span><text:span text:style-name="Source_20_Text"><text:span text:style-name="T1">local_ticker IN </text:span></text:span><text:span text:style-name="Source_20_Text"><text:span text:style-name="T3">(</text:span></text:span><text:span text:style-name="Source_20_Text"><text:span text:style-name="T4">'SLV'</text:span></text:span><text:span text:style-name="Source_20_Text"><text:span text:style-name="T3">,</text:span></text:span><text:span text:style-name="Source_20_Text"><text:span text:style-name="T1"> </text:span></text:span><text:span text:style-name="Source_20_Text"><text:span text:style-name="T4">'USO'</text:span></text:span><text:span text:style-name="Source_20_Text"><text:span text:style-name="T3">,</text:span></text:span><text:span text:style-name="Source_20_Text"><text:span text:style-name="T1"> </text:span></text:span><text:span text:style-name="Source_20_Text"><text:span text:style-name="T4">'BTC/USD'</text:span></text:span><text:span text:style-name="Source_20_Text"><text:span text:style-name="T3">);</text:span></text:span></text:p>
      <text:p text:style-name="Horizontal_20_Line"/>
      <text:h text:style-name="Heading_20_2" text:outline-level="2">PRIORITY: HIGH ?</text:h>
      <text:p text:style-name="Text_20_body"><text:span text:style-name="Strong_20_Emphasis">Without this fix, we cannot optimize the best-performing strategies.</text:span> The auto tuner is 90% complete but blocked on the most profitable symbols.</text:p>
      <text:p text:style-name="Text_20_body"><text:span text:style-name="Strong_20_Emphasis">Goal:</text:span> Make SLV auto tuning work exactly like BTC auto tuning works.</text:p>
      <text:p text:style-name="Horizontal_20_Line"/>
      <text:p text:style-name="Text_20_body"><text:span text:style-name="Strong_20_Emphasis">MEIR CONTEXT:</text:span></text:p>
      <text:list xml:id="list8353352266780227763" text:style-name="L10">
        <text:list-item>
          <text:p text:style-name="P21">70 years old, 45 years software engineering </text:p>
        </text:list-item>
        <text:list-item>
          <text:p text:style-name="P21">Prefers complete code files, step-by-step fixes </text:p>
        </text:list-item>
        <text:list-item>
          <text:p text:style-name="P21">"There is always hope" philosophy </text:p>
        </text:list-item>
        <text:list-item>
          <text:p text:style-name="P21">Building AiMN (trading) to fund HaGOLEM (robot OS) </text:p>
        </text:list-item>
        <text:list-item>
          <text:p text:style-name="P11">Always-On Task on PythonAnywhere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ar font-mono" svg:font-family="'var font-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ir niv</meta:initial-creator>
    <meta:creation-date>2026-04-13T13:22:25.52</meta:creation-date>
    <meta:document-statistic meta:table-count="1" meta:image-count="0" meta:object-count="0" meta:page-count="4" meta:paragraph-count="114" meta:word-count="646" meta:character-count="4563"/>
    <dc:date>2026-04-13T13:24:53.95</dc:date>
    <dc:creator>meir niv</dc:creator>
    <meta:editing-duration>PT2M30S</meta:editing-duration>
    <meta:editing-cycles>1</meta:editing-cycles>
    <meta:generator>OpenOffice/4.1.16$Win32 OpenOffice.org_project/4116m3$Build-9816</meta:generator>
  </office:meta>
</office:document-meta>
</file>